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_32__20_Dots_20_1_20_Dash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5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c5000b" draw:marker-end="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56cm"/>
    </style:style>
    <style:style style:name="gr19" style:family="graphic" style:parent-style-name="objectwithoutfill">
      <style:graphic-properties svg:stroke-color="#c5000b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3.88cm"/>
    </style:style>
    <style:style style:name="gr21" style:family="graphic" style:parent-style-name="standard">
      <style:graphic-properties draw:stroke="none" svg:stroke-color="#000000" draw:fill="none" draw:fill-color="#ffffff" fo:min-height="0.373cm"/>
    </style:style>
    <style:style style:name="gr22" style:family="graphic" style:parent-style-name="standard">
      <style:graphic-properties draw:stroke="none" svg:stroke-color="#000000" draw:fill="none" draw:fill-color="#ffffff" fo:min-height="4.345cm"/>
    </style:style>
    <style:style style:name="gr23" style:family="graphic" style:parent-style-name="standard">
      <style:graphic-properties draw:stroke="none" svg:stroke-color="#000000" draw:fill="none" draw:fill-color="#ffffff" fo:min-height="4.09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55cm" svg:height="1.168cm" svg:x="6.425cm" svg:y="25.329cm">
          <text:p text:style-name="P1">UDPInterfa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55cm" svg:height="1.168cm" svg:x="11.273cm" svg:y="25.329cm">
          <text:p text:style-name="P1">ETHInterfa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54cm" svg:height="1.168cm" svg:x="16.136cm" svg:y="25.329cm">
          <text:p text:style-name="P1">???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cm" svg:y1="23.851cm" svg:x2="20.59cm" svg:y2="23.851cm">
          <text:p/>
        </draw:line>
        <draw:custom-shape draw:style-name="gr5" draw:text-style-name="P1" draw:layer="layout" svg:width="14.134cm" svg:height="1.015cm" svg:x="6.456cm" svg:y="23.344cm">
          <text:p text:style-name="P1">IfControll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8.57cm" svg:y1="25.321cm" svg:x2="8.57cm" svg:y2="24.366cm">
          <text:p/>
        </draw:line>
        <draw:line draw:style-name="gr6" draw:text-style-name="P1" draw:layer="layout" svg:x1="13.43cm" svg:y1="25.322cm" svg:x2="13.43cm" svg:y2="24.367cm">
          <text:p/>
        </draw:line>
        <draw:line draw:style-name="gr6" draw:text-style-name="P1" draw:layer="layout" svg:x1="18.35cm" svg:y1="25.322cm" svg:x2="18.35cm" svg:y2="24.367cm">
          <text:p/>
        </draw:line>
        <draw:custom-shape draw:style-name="gr1" draw:text-style-name="P1" draw:layer="layout" svg:width="4.87cm" svg:height="1.015cm" svg:x="15.72cm" svg:y="21.349cm">
          <text:p text:style-name="P1">SwitchCor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6.262cm" svg:y1="23.326cm" svg:x2="16.262cm" svg:y2="22.371cm">
          <text:p/>
        </draw:line>
        <draw:line draw:style-name="gr6" draw:text-style-name="P1" draw:layer="layout" svg:x1="16.48cm" svg:y1="23.327cm" svg:x2="16.48cm" svg:y2="22.372cm">
          <text:p/>
        </draw:line>
        <draw:line draw:style-name="gr6" draw:text-style-name="P1" draw:layer="layout" svg:x1="16.263cm" svg:y1="23.326cm" svg:x2="16.263cm" svg:y2="22.371cm">
          <text:p/>
        </draw:line>
        <draw:line draw:style-name="gr6" draw:text-style-name="P1" draw:layer="layout" svg:x1="16.481cm" svg:y1="23.327cm" svg:x2="16.481cm" svg:y2="22.372cm">
          <text:p/>
        </draw:line>
        <draw:line draw:style-name="gr6" draw:text-style-name="P1" draw:layer="layout" svg:x1="16.714cm" svg:y1="23.326cm" svg:x2="16.714cm" svg:y2="22.371cm">
          <text:p/>
        </draw:line>
        <draw:line draw:style-name="gr6" draw:text-style-name="P1" draw:layer="layout" svg:x1="16.931cm" svg:y1="23.327cm" svg:x2="16.931cm" svg:y2="22.372cm">
          <text:p/>
        </draw:line>
        <draw:line draw:style-name="gr6" draw:text-style-name="P1" draw:layer="layout" svg:x1="16.263cm" svg:y1="23.326cm" svg:x2="16.263cm" svg:y2="22.371cm">
          <text:p/>
        </draw:line>
        <draw:line draw:style-name="gr6" draw:text-style-name="P1" draw:layer="layout" svg:x1="16.481cm" svg:y1="23.327cm" svg:x2="16.481cm" svg:y2="22.372cm">
          <text:p/>
        </draw:line>
        <draw:line draw:style-name="gr6" draw:text-style-name="P1" draw:layer="layout" svg:x1="17.149cm" svg:y1="23.326cm" svg:x2="17.149cm" svg:y2="22.371cm">
          <text:p/>
        </draw:line>
        <draw:line draw:style-name="gr6" draw:text-style-name="P1" draw:layer="layout" svg:x1="17.367cm" svg:y1="23.327cm" svg:x2="17.367cm" svg:y2="22.372cm">
          <text:p/>
        </draw:line>
        <draw:line draw:style-name="gr6" draw:text-style-name="P1" draw:layer="layout" svg:x1="17.6cm" svg:y1="23.326cm" svg:x2="17.6cm" svg:y2="22.371cm">
          <text:p/>
        </draw:line>
        <draw:line draw:style-name="gr6" draw:text-style-name="P1" draw:layer="layout" svg:x1="17.817cm" svg:y1="23.327cm" svg:x2="17.817cm" svg:y2="22.372cm">
          <text:p/>
        </draw:line>
        <draw:custom-shape draw:style-name="gr7" draw:text-style-name="P1" draw:layer="layout" svg:width="4.87cm" svg:height="1.015cm" svg:x="15.72cm" svg:y="19.315cm">
          <text:p text:style-name="P1">SwitchAdap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8.829cm" svg:y1="21.338cm" svg:x2="18.829cm" svg:y2="20.329cm">
          <text:p/>
        </draw:line>
        <draw:custom-shape draw:style-name="gr8" draw:text-style-name="P1" draw:layer="layout" svg:width="5.996cm" svg:height="3.059cm" svg:x="8.344cm" svg:y="19.287cm">
          <text:p text:style-name="P1">ControlHandl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717cm" svg:y1="19.8cm" svg:x2="14.367cm" svg:y2="19.8cm">
          <text:p/>
        </draw:line>
        <draw:line draw:style-name="gr6" draw:text-style-name="P1" draw:layer="layout" svg:x1="16.975cm" svg:y1="19.305cm" svg:x2="16.975cm" svg:y2="18.296cm">
          <text:p/>
        </draw:line>
        <draw:line draw:style-name="gr6" draw:text-style-name="P1" draw:layer="layout" svg:x1="14.467cm" svg:y1="17.267cm" svg:x2="14.467cm" svg:y2="16.229cm">
          <text:p/>
        </draw:line>
        <draw:custom-shape draw:style-name="gr9" draw:text-style-name="P1" draw:layer="layout" svg:width="8.73cm" svg:height="0.987cm" svg:x="11.86cm" svg:y="15.213cm">
          <text:p text:style-name="P1">ConverterV15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522cm" svg:y1="15.211cm" svg:x2="16.522cm" svg:y2="14.173cm">
          <text:p/>
        </draw:line>
        <draw:custom-shape draw:style-name="gr10" draw:text-style-name="P1" draw:layer="layout" svg:width="8.761cm" svg:height="0.987cm" svg:x="11.829cm" svg:y="13.178cm">
          <text:p text:style-name="P1">UpperDistribu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4cm" svg:height="0.987cm" svg:x="17.736cm" svg:y="11.145cm">
          <text:p text:style-name="P1">IpTunn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.999cm" svg:height="1.024cm" svg:x="16.591cm" svg:y="8.971cm">
          <text:p text:style-name="P1">TUNAdapte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619cm" svg:height="0.987cm" svg:x="11.815cm" svg:y="11.141cm">
          <text:p text:style-name="P1">DHT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159cm" svg:y1="13.192cm" svg:x2="17.159cm" svg:y2="9.999cm">
          <text:p/>
        </draw:line>
        <draw:line draw:style-name="gr6" draw:text-style-name="P1" draw:layer="layout" svg:x1="18.272cm" svg:y1="13.173cm" svg:x2="18.272cm" svg:y2="12.153cm">
          <text:p/>
        </draw:line>
        <draw:line draw:style-name="gr6" draw:text-style-name="P1" draw:layer="layout" svg:x1="14.118cm" svg:y1="13.173cm" svg:x2="14.118cm" svg:y2="12.153cm">
          <text:p/>
        </draw:line>
        <draw:line draw:style-name="gr6" draw:text-style-name="P1" draw:layer="layout" svg:x1="18.916cm" svg:y1="11.151cm" svg:x2="18.916cm" svg:y2="9.98cm">
          <text:p/>
        </draw:line>
        <draw:line draw:style-name="gr4" draw:text-style-name="P1" draw:layer="layout" svg:x1="1cm" svg:y1="17.804cm" svg:x2="20.59cm" svg:y2="17.804cm">
          <text:p/>
        </draw:line>
        <draw:custom-shape draw:style-name="gr13" draw:text-style-name="P1" draw:layer="layout" svg:width="11.429cm" svg:height="1.015cm" svg:x="9.161cm" svg:y="17.275cm">
          <text:p text:style-name="P1">SessionManag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702cm" svg:height="3.972cm" svg:x="7.419cm" svg:y="6.009cm">
          <text:p text:style-name="P1">EventEmit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7.78cm" svg:y1="23.332cm" svg:x2="7.78cm" svg:y2="9.972cm">
          <text:p/>
        </draw:line>
        <draw:line draw:style-name="gr15" draw:text-style-name="P1" draw:layer="layout" svg:x1="8.7cm" svg:y1="19.239cm" svg:x2="8.7cm" svg:y2="9.972cm">
          <text:p/>
        </draw:line>
        <draw:line draw:style-name="gr15" draw:text-style-name="P1" draw:layer="layout" svg:x1="9.559cm" svg:y1="17.256cm" svg:x2="9.559cm" svg:y2="9.982cm">
          <text:p/>
        </draw:line>
        <draw:line draw:style-name="gr15" draw:text-style-name="P1" draw:layer="layout" svg:x1="11.276cm" svg:y1="9.287cm" svg:x2="11.276cm" svg:y2="17.261cm">
          <text:p/>
        </draw:line>
        <draw:line draw:style-name="gr15" draw:text-style-name="P1" draw:layer="layout" svg:x1="15.74cm" svg:y1="6.984cm" svg:x2="15.74cm" svg:y2="11.125cm">
          <text:p/>
        </draw:line>
        <draw:line draw:style-name="gr15" draw:text-style-name="P1" draw:layer="layout" svg:x1="14.869cm" svg:y1="7.563cm" svg:x2="14.869cm" svg:y2="11.125cm">
          <text:p/>
        </draw:line>
        <draw:line draw:style-name="gr15" draw:text-style-name="P1" draw:layer="layout" svg:x1="13.992cm" svg:y1="8.142cm" svg:x2="13.992cm" svg:y2="11.125cm">
          <text:p/>
        </draw:line>
        <draw:line draw:style-name="gr16" draw:text-style-name="P1" draw:layer="layout" svg:x1="13.077cm" svg:y1="10.02cm" svg:x2="13.077cm" svg:y2="8.735cm">
          <text:p/>
        </draw:line>
        <draw:line draw:style-name="gr15" draw:text-style-name="P1" draw:layer="layout" svg:x1="12.2cm" svg:y1="11.114cm" svg:x2="12.2cm" svg:y2="9.994cm">
          <text:p/>
        </draw:line>
        <draw:line draw:style-name="gr17" draw:text-style-name="P1" draw:layer="layout" svg:x1="11.271cm" svg:y1="11.613cm" svg:x2="6.967cm" svg:y2="11.613cm">
          <text:p/>
        </draw:line>
        <draw:line draw:style-name="gr17" draw:text-style-name="P1" draw:layer="layout" svg:x1="10.425cm" svg:y1="12.79cm" svg:x2="5.139cm" svg:y2="12.79cm">
          <text:p/>
        </draw:line>
        <draw:line draw:style-name="gr17" draw:text-style-name="P1" draw:layer="layout" svg:x1="9.556cm" svg:y1="13.976cm" svg:x2="6.658cm" svg:y2="13.976cm">
          <text:p/>
        </draw:line>
        <draw:line draw:style-name="gr17" draw:text-style-name="P1" draw:layer="layout" svg:x1="8.732cm" svg:y1="15.125cm" svg:x2="6.377cm" svg:y2="15.125cm">
          <text:p/>
        </draw:line>
        <draw:line draw:style-name="gr17" draw:text-style-name="P1" draw:layer="layout" svg:x1="7.752cm" svg:y1="16.208cm" svg:x2="7.084cm" svg:y2="16.208cm">
          <text:p/>
        </draw:line>
        <draw:frame draw:style-name="gr18" draw:text-style-name="P2" draw:layer="layout" svg:width="6.558cm" svg:height="1.006cm" svg:x="1cm" svg:y="15.849cm">
          <draw:text-box>
            <text:p><text:span text:style-name="T1">Peer added or removed </text:span><text:span text:style-name="T2">(Event_PEER_ADD, Event_PEER_REMOVE)</text:span></text:p>
          </draw:text-box>
        </draw:frame>
        <draw:line draw:style-name="gr19" draw:text-style-name="P1" draw:layer="layout" svg:x1="13.078cm" svg:y1="8.735cm" svg:x2="10.444cm" svg:y2="8.735cm">
          <text:p/>
        </draw:line>
        <draw:line draw:style-name="gr19" draw:text-style-name="P1" draw:layer="layout" svg:x1="12.181cm" svg:y1="9.321cm" svg:x2="11.266cm" svg:y2="9.321cm">
          <text:p/>
        </draw:line>
        <draw:line draw:style-name="gr16" draw:text-style-name="P1" draw:layer="layout" svg:x1="12.18cm" svg:y1="10.021cm" svg:x2="12.18cm" svg:y2="9.321cm">
          <text:p/>
        </draw:line>
        <draw:line draw:style-name="gr15" draw:text-style-name="P1" draw:layer="layout" svg:x1="10.436cm" svg:y1="8.712cm" svg:x2="10.436cm" svg:y2="17.263cm">
          <text:p/>
        </draw:line>
        <draw:line draw:style-name="gr16" draw:text-style-name="P1" draw:layer="layout" svg:x1="9.546cm" svg:y1="10.021cm" svg:x2="9.546cm" svg:y2="8.149cm">
          <text:p/>
        </draw:line>
        <draw:line draw:style-name="gr19" draw:text-style-name="P1" draw:layer="layout" svg:x1="9.547cm" svg:y1="8.16cm" svg:x2="13.995cm" svg:y2="8.16cm">
          <text:p/>
        </draw:line>
        <draw:line draw:style-name="gr16" draw:text-style-name="P1" draw:layer="layout" svg:x1="8.687cm" svg:y1="10.021cm" svg:x2="8.687cm" svg:y2="7.563cm">
          <text:p/>
        </draw:line>
        <draw:line draw:style-name="gr19" draw:text-style-name="P1" draw:layer="layout" svg:x1="8.688cm" svg:y1="7.574cm" svg:x2="14.873cm" svg:y2="7.574cm">
          <text:p/>
        </draw:line>
        <draw:line draw:style-name="gr19" draw:text-style-name="P1" draw:layer="layout" svg:x1="7.771cm" svg:y1="6.997cm" svg:x2="15.741cm" svg:y2="6.997cm">
          <text:p/>
        </draw:line>
        <draw:line draw:style-name="gr16" draw:text-style-name="P1" draw:layer="layout" svg:x1="7.78cm" svg:y1="10.002cm" svg:x2="7.78cm" svg:y2="6.987cm">
          <text:p/>
        </draw:line>
        <draw:frame draw:style-name="gr18" draw:text-style-name="P2" draw:layer="layout" svg:width="6.727cm" svg:height="1.006cm" svg:x="1cm" svg:y="14.768cm">
          <draw:text-box>
            <text:p><text:span text:style-name="T1">Switch error </text:span><text:span text:style-name="T2">(Event_SWITCH_ERR)</text:span></text:p>
          </draw:text-box>
        </draw:frame>
        <draw:frame draw:style-name="gr18" draw:text-style-name="P2" draw:layer="layout" svg:width="6.615cm" svg:height="1.006cm" svg:x="1cm" svg:y="13.627cm">
          <draw:text-box>
            <text:p><text:span text:style-name="T1">Search requested </text:span><text:span text:style-name="T2">(Event_SEARCH)</text:span></text:p>
          </draw:text-box>
        </draw:frame>
        <draw:frame draw:style-name="gr18" draw:text-style-name="P2" draw:layer="layout" svg:width="6.643cm" svg:height="1.293cm" svg:x="1cm" svg:y="12.167cm">
          <draw:text-box>
            <text:p><text:span text:style-name="T1">Search begun or ended</text:span></text:p>
            <text:p><text:span text:style-name="T2">(Event_SEARCH_BEGIN, Event_SEARCH_END)</text:span></text:p>
          </draw:text-box>
        </draw:frame>
        <draw:frame draw:style-name="gr18" draw:text-style-name="P2" draw:layer="layout" svg:width="6.502cm" svg:height="1.006cm" svg:x="1cm" svg:y="11.26cm">
          <draw:text-box>
            <text:p><text:span text:style-name="T1">Node discovered </text:span><text:span text:style-name="T2">(Event_DISCOVERY)</text:span></text:p>
          </draw:text-box>
        </draw:frame>
        <draw:line draw:style-name="gr15" draw:text-style-name="P1" draw:layer="layout" svg:x1="13.086cm" svg:y1="11.115cm" svg:x2="13.086cm" svg:y2="9.995cm">
          <text:p/>
        </draw:line>
        <draw:frame draw:style-name="gr18" draw:text-style-name="P2" draw:layer="layout" svg:width="6.415cm" svg:height="1.006cm" svg:x="1cm" svg:y="17.782cm">
          <draw:text-box>
            <text:p><text:span text:style-name="T1">End-to-end encryption below this line.</text:span></text:p>
          </draw:text-box>
        </draw:frame>
        <draw:frame draw:style-name="gr18" draw:text-style-name="P2" draw:layer="layout" svg:width="5.574cm" svg:height="1.047cm" svg:x="1cm" svg:y="23.837cm">
          <draw:text-box>
            <text:p><text:span text:style-name="T1">Point-to-point encryption below this line.</text:span></text:p>
          </draw:text-box>
        </draw:frame>
        <draw:frame draw:style-name="gr20" draw:text-style-name="P4" draw:layer="layout" svg:width="19.59cm" svg:height="5.35cm" svg:x="1cm" svg:y="1cm">
          <draw:text-box>
            <text:p text:style-name="P1"><text:span text:style-name="T3">Cjdns Module Structure</text:span></text:p>
            <text:p text:style-name="P3"><text:span text:style-name="T2"/></text:p>
            <text:p text:style-name="P3"><text:span text:style-name="T4">This is an illustration of the cjdns module structure. There are 4 distinct internal protocols which the modules use to communicate with one another. In this drawing they are numbered but in the codebase they are never referred to by number.</text:span></text:p>
            <text:p text:style-name="P3"><text:span text:style-name="T4">1. IfController external protocol, Sockaddr with the sender's address is followed by the sender's message, (see </text:span><text:span text:style-name="T5">util/platform/Sockaddr.h</text:span><text:span text:style-name="T6">)</text:span></text:p>
            <text:p text:style-name="P3"><text:span text:style-name="T4">2. wire/SwitchHeader.h followed by 4 byte handle and control message or encrypted data.</text:span></text:p>
            <text:p text:style-name="P3"><text:span text:style-name="T4">3. wire/RouteHeader.h followed by </text:span><text:span text:style-name="T5">wire/DataHeader.h</text:span><text:span text:style-name="T4"> (different if version &lt;16, fixed in ConverterV15)</text:span></text:p>
            <text:p text:style-name="P3"><text:span text:style-name="T4">4. Plain IPv4 or IPv6.</text:span></text:p>
          </draw:text-box>
        </draw:frame>
        <draw:frame draw:style-name="gr21" draw:text-style-name="P2" draw:layer="layout" svg:width="0.706cm" svg:height="0.649cm" svg:x="8.568cm" svg:y="24.527cm">
          <draw:text-box>
            <text:p><text:span text:style-name="T1">1</text:span></text:p>
          </draw:text-box>
        </draw:frame>
        <draw:frame draw:style-name="gr21" draw:text-style-name="P2" draw:layer="layout" svg:width="0.706cm" svg:height="0.649cm" svg:x="13.431cm" svg:y="24.528cm">
          <draw:text-box>
            <text:p><text:span text:style-name="T1">1</text:span></text:p>
          </draw:text-box>
        </draw:frame>
        <draw:frame draw:style-name="gr21" draw:text-style-name="P2" draw:layer="layout" svg:width="0.707cm" svg:height="0.649cm" svg:x="18.338cm" svg:y="24.528cm">
          <draw:text-box>
            <text:p><text:span text:style-name="T1">1</text:span></text:p>
          </draw:text-box>
        </draw:frame>
        <draw:frame draw:style-name="gr21" draw:text-style-name="P2" draw:layer="layout" svg:width="0.706cm" svg:height="0.649cm" svg:x="17.825cm" svg:y="22.523cm">
          <draw:text-box>
            <text:p><text:span text:style-name="T1">2</text:span></text:p>
          </draw:text-box>
        </draw:frame>
        <draw:frame draw:style-name="gr21" draw:text-style-name="P2" draw:layer="layout" svg:width="0.766cm" svg:height="0.649cm" svg:x="18.861cm" svg:y="20.518cm">
          <draw:text-box>
            <text:p><text:span text:style-name="T1">2</text:span></text:p>
          </draw:text-box>
        </draw:frame>
        <draw:frame draw:style-name="gr21" draw:text-style-name="P2" draw:layer="layout" svg:width="0.706cm" svg:height="0.649cm" svg:x="14.618cm" svg:y="19.821cm">
          <draw:text-box>
            <text:p><text:span text:style-name="T1">2</text:span></text:p>
          </draw:text-box>
        </draw:frame>
        <draw:frame draw:style-name="gr21" draw:text-style-name="P2" draw:layer="layout" svg:width="0.706cm" svg:height="0.649cm" svg:x="16.982cm" svg:y="18.485cm">
          <draw:text-box>
            <text:p><text:span text:style-name="T1">2</text:span></text:p>
          </draw:text-box>
        </draw:frame>
        <draw:frame draw:style-name="gr21" draw:text-style-name="P2" draw:layer="layout" svg:width="0.706cm" svg:height="0.649cm" svg:x="14.495cm" svg:y="16.423cm">
          <draw:text-box>
            <text:p><text:span text:style-name="T1">3</text:span></text:p>
          </draw:text-box>
        </draw:frame>
        <draw:frame draw:style-name="gr21" draw:text-style-name="P2" draw:layer="layout" svg:width="0.706cm" svg:height="0.649cm" svg:x="16.549cm" svg:y="14.363cm">
          <draw:text-box>
            <text:p><text:span text:style-name="T1">3</text:span></text:p>
          </draw:text-box>
        </draw:frame>
        <draw:frame draw:style-name="gr21" draw:text-style-name="P2" draw:layer="layout" svg:width="0.707cm" svg:height="0.649cm" svg:x="14.168cm" svg:y="12.33cm">
          <draw:text-box>
            <text:p><text:span text:style-name="T1">3</text:span></text:p>
          </draw:text-box>
        </draw:frame>
        <draw:frame draw:style-name="gr21" draw:text-style-name="P2" draw:layer="layout" svg:width="0.706cm" svg:height="0.649cm" svg:x="17.181cm" svg:y="12.331cm">
          <draw:text-box>
            <text:p><text:span text:style-name="T1">3</text:span></text:p>
          </draw:text-box>
        </draw:frame>
        <draw:frame draw:style-name="gr21" draw:text-style-name="P2" draw:layer="layout" svg:width="0.706cm" svg:height="0.649cm" svg:x="18.277cm" svg:y="12.331cm">
          <draw:text-box>
            <text:p><text:span text:style-name="T1">3</text:span></text:p>
          </draw:text-box>
        </draw:frame>
        <draw:frame draw:style-name="gr21" draw:text-style-name="P2" draw:layer="layout" svg:width="0.706cm" svg:height="0.649cm" svg:x="18.923cm" svg:y="10.27cm">
          <draw:text-box>
            <text:p><text:span text:style-name="T1">4</text:span></text:p>
          </draw:text-box>
        </draw:frame>
        <draw:frame draw:style-name="gr22" draw:layer="layout" svg:width="5.937cm" svg:height="4.595cm" svg:x="1cm" svg:y="6.648cm">
          <draw:text-box>
            <text:p text:style-name="P3"><text:span text:style-name="T4">The EventEmitter allows</text:span></text:p>
            <text:p text:style-name="P3"><text:span text:style-name="T4">“</text:span><text:span text:style-name="T4">events” to be subscribed to</text:span></text:p>
            <text:p text:style-name="P3"><text:span text:style-name="T4">and asynchronously broadcast. </text:span><text:span text:style-name="T5">net/Event.h</text:span></text:p>
            <text:p text:style-name="P3"><text:span text:style-name="T4">contains a list of events. The red lines indicate events which are sent from one module to another.</text:span></text:p>
          </draw:text-box>
        </draw:frame>
        <draw:frame draw:style-name="gr23" draw:text-style-name="P5" draw:layer="layout" svg:width="6.474cm" svg:height="4.345cm" svg:x="1cm" svg:y="18.706cm">
          <draw:text-box>
            <text:p><text:span text:style-name="T4">ControlHandler handles special “control” packets which are not end-to-end encrypted, these include low level ping requests and error messages which are sent back in the event a packet cannot be forwarded. See: </text:span><text:span text:style-name="T7">wire/Control.h</text:span><text:span text:style-name="T4"> for protocol info.</text:span></text:p>
          </draw:text-box>
        </draw:frame>
        <draw:custom-shape draw:style-name="gr13" draw:text-style-name="P1" draw:layer="layout" svg:width="2.646cm" svg:height="1.027cm" svg:x="17.088cm" svg:y="6.756cm">
          <text:p text:style-name="P1">tun0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45cm" svg:y1="8.964cm" svg:x2="18.45cm" svg:y2="7.793cm">
          <text:p/>
        </draw:line>
        <draw:frame draw:style-name="gr21" draw:text-style-name="P2" draw:layer="layout" svg:width="0.706cm" svg:height="0.649cm" svg:x="18.457cm" svg:y="8.083cm">
          <draw:text-box>
            <text:p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1cm" fo:margin-bottom="0.569cm" fo:margin-left="0.326cm" fo:margin-right="0.4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leb James DeLisle</meta:initial-creator>
    <meta:creation-date>2015-02-14T15:01:42.437505458</meta:creation-date>
    <dc:date>2015-02-22T15:18:29.071566854</dc:date>
    <dc:creator>Caleb James DeLisle</dc:creator>
    <meta:editing-duration>PT1H27M47S</meta:editing-duration>
    <meta:editing-cycles>6</meta:editing-cycles>
    <meta:generator>LibreOffice/4.2.7.2$Linux_X86_64 LibreOffice_project/420m0$Build-2</meta:generator>
    <meta:document-statistic meta:object-count="91"/>
  </office:meta>
</office:document-meta>
</file>